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FileObject.attachChild( FileName chi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Object.doGetLastModifi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Object.setZipEntry( final ZipEntry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ZipFileObject.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Object.ZipFileObject( FileName name , ZipEntry entry , ZipFileSystem fs , boolean zipExis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FileObject.do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Object.doLis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ZipFileObject.do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FileObject.do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